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Car.predefinitoparagrafo" style:family="text">
      <style:text-properties fo:font-size="12pt" style:font-size-asian="12pt" style:font-size-complex="12pt"/>
    </style:style>
    <style:style style:name="T4" style:parent-style-name="Car.predefinitoparagrafo" style:family="text">
      <style:text-properties fo:color="#E7E6E6" fo:font-size="10pt" style:font-size-asian="10pt" style:font-size-complex="10p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Car.predefinitoparagrafo" style:family="text">
      <style:text-properties fo:font-size="12pt" style:font-size-asian="12pt" style:font-size-complex="12p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fo:font-size="12pt" style:font-size-asian="12pt" style:font-size-complex="12p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Car.predefinitoparagrafo" style:family="text">
      <style:text-properties fo:font-size="12pt" style:font-size-asian="12pt" style:font-size-complex="12pt"/>
    </style:style>
    <style:style style:name="T12" style:parent-style-name="Car.predefinitoparagrafo" style:family="text">
      <style:text-properties fo:color="#E7E6E6" fo:font-size="10pt" style:font-size-asian="10pt" style:font-size-complex="10pt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Car.predefinitoparagrafo" style:family="text">
      <style:text-properties fo:font-size="12pt" style:font-size-asian="12pt" style:font-size-complex="12pt"/>
    </style:style>
    <style:style style:name="T1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Car.predefinitoparagrafo" style:family="text">
      <style:text-properties fo:font-size="12pt" style:font-size-asian="12pt" style:font-size-complex="12pt"/>
    </style:style>
    <style:style style:name="T1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Car.predefinitoparagrafo" style:family="text">
      <style:text-properties fo:font-size="12pt" style:font-size-asian="12pt" style:font-size-complex="12pt"/>
    </style:style>
    <style:style style:name="T1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Car.predefinitoparagrafo" style:family="text">
      <style:text-properties fo:font-size="12pt" style:font-size-asian="12pt" style:font-size-complex="12pt"/>
    </style:style>
    <style:style style:name="T2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Car.predefinitoparagrafo" style:family="text">
      <style:text-properties fo:font-size="12pt" style:font-size-asian="12pt" style:font-size-complex="12pt"/>
    </style:style>
    <style:style style:name="T2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Car.predefinitoparagrafo" style:family="text">
      <style:text-properties fo:font-size="12pt" style:font-size-asian="12pt" style:font-size-complex="12pt"/>
    </style:style>
    <style:style style:name="T25" style:parent-style-name="Car.predefinitoparagrafo" style:family="text">
      <style:text-properties fo:color="#E7E6E6" fo:font-size="10pt" style:font-size-asian="10pt" style:font-size-complex="10p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Car.predefinitoparagrafo" style:family="text">
      <style:text-properties fo:font-size="12pt" style:font-size-asian="12pt" style:font-size-complex="12pt"/>
    </style:style>
    <style:style style:name="T28" style:parent-style-name="Car.predefinitoparagrafo" style:family="text">
      <style:text-properties fo:color="#E7E6E6" fo:font-size="10pt" style:font-size-asian="10pt" style:font-size-complex="10pt"/>
    </style:style>
    <style:style style:name="T2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Car.predefinitoparagrafo" style:family="text">
      <style:text-properties fo:font-size="12pt" style:font-size-asian="12pt" style:font-size-complex="12pt"/>
    </style:style>
    <style:style style:name="T31" style:parent-style-name="Car.predefinitoparagrafo" style:family="text">
      <style:text-properties fo:color="#FFFFFF" fo:font-size="12pt" style:font-size-asian="12pt" style:font-size-complex="12pt"/>
    </style:style>
    <style:style style:name="T32" style:parent-style-name="Car.predefinitoparagrafo" style:family="text">
      <style:text-properties fo:color="#E7E6E6" fo:font-size="10pt" style:font-size-asian="10pt" style:font-size-complex="10pt"/>
    </style:style>
    <style:style style:name="T3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Car.predefinitoparagrafo" style:family="text">
      <style:text-properties fo:font-size="12pt" style:font-size-asian="12pt" style:font-size-complex="12pt"/>
    </style:style>
    <style:style style:name="T35" style:parent-style-name="Car.predefinitoparagrafo" style:family="text">
      <style:text-properties fo:color="#E7E6E6" fo:font-size="10pt" style:font-size-asian="10pt" style:font-size-complex="10pt"/>
    </style:style>
    <style:style style:name="T3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Car.predefinitoparagrafo" style:family="text">
      <style:text-properties fo:font-size="12pt" style:font-size-asian="12pt" style:font-size-complex="12pt"/>
    </style:style>
    <style:style style:name="T38" style:parent-style-name="Car.predefinitoparagrafo" style:family="text">
      <style:text-properties fo:color="#E7E6E6" fo:font-size="10pt" style:font-size-asian="10pt" style:font-size-complex="10pt"/>
    </style:style>
    <style:style style:name="T3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Car.predefinitoparagrafo" style:family="text">
      <style:text-properties fo:font-size="12pt" style:font-size-asian="12pt" style:font-size-complex="12pt"/>
    </style:style>
    <style:style style:name="T41" style:parent-style-name="Car.predefinitoparagrafo" style:family="text">
      <style:text-properties fo:color="#E7E6E6" fo:font-size="10pt" style:font-size-asian="10pt" style:font-size-complex="10pt"/>
    </style:style>
    <style:style style:name="T4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3" style:parent-style-name="Car.predefinitoparagrafo" style:family="text">
      <style:text-properties fo:font-size="12pt" style:font-size-asian="12pt" style:font-size-complex="12pt"/>
    </style:style>
    <style:style style:name="T4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Car.predefinitoparagrafo" style:family="text">
      <style:text-properties fo:font-size="12pt" style:font-size-asian="12pt" style:font-size-complex="12pt"/>
    </style:style>
    <style:style style:name="T46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47" style:parent-style-name="Car.predefinitoparagrafo" style:family="text">
      <style:text-properties fo:font-size="12pt" style:font-size-asian="12pt" style:font-size-complex="12pt"/>
    </style:style>
    <style:style style:name="T48" style:parent-style-name="Car.predefinitoparagrafo" style:family="text">
      <style:text-properties fo:font-size="12pt" style:font-size-asian="12pt" style:font-size-complex="12pt"/>
    </style:style>
    <style:style style:name="T49" style:parent-style-name="Car.predefinitoparagrafo" style:family="text">
      <style:text-properties fo:color="#73919E" fo:font-size="14pt" style:font-size-asian="14pt" style:font-size-complex="14pt"/>
    </style:style>
    <style:style style:name="T50" style:parent-style-name="Car.predefinitoparagrafo" style:family="text">
      <style:text-properties fo:font-size="14pt" style:font-size-asian="14pt" style:font-size-complex="14pt"/>
    </style:style>
    <style:style style:name="T51" style:parent-style-name="Car.predefinitoparagrafo" style:family="text">
      <style:text-properties fo:color="#9FA76E" fo:font-size="14pt" style:font-size-asian="14pt" style:font-size-complex="14pt"/>
    </style:style>
    <style:style style:name="T52" style:parent-style-name="Car.predefinitoparagrafo" style:family="text">
      <style:text-properties fo:font-size="14pt" style:font-size-asian="14pt" style:font-size-complex="14pt"/>
    </style:style>
    <style:style style:name="T53" style:parent-style-name="Car.predefinitoparagrafo" style:family="text">
      <style:text-properties fo:color="#D3B172" fo:font-size="14pt" style:font-size-asian="14pt" style:font-size-complex="14pt"/>
    </style:style>
    <style:style style:name="T54" style:parent-style-name="Car.predefinitoparagrafo" style:family="text">
      <style:text-properties fo:font-size="14pt" style:font-size-asian="14pt" style:font-size-complex="14pt"/>
    </style:style>
    <style:style style:name="T55" style:parent-style-name="Car.predefinitoparagrafo" style:family="text">
      <style:text-properties fo:color="#AA7D4A" fo:font-size="14pt" style:font-size-asian="14pt" style:font-size-complex="14pt"/>
    </style:style>
    <style:style style:name="T56" style:parent-style-name="Car.predefinitoparagrafo" style:family="text">
      <style:text-properties fo:font-size="12pt" style:font-size-asian="12pt" style:font-size-complex="12pt"/>
    </style:style>
    <style:style style:name="P57" style:parent-style-name="Normale" style:family="paragraph">
      <style:text-properties fo:font-style="italic" style:font-style-asian="italic" style:font-style-complex="italic" fo:language="en" fo:country="US"/>
    </style:style>
    <style:style style:name="P58" style:parent-style-name="Titolo1" style:family="paragraph">
      <style:text-properties fo:language="en" fo:country="US"/>
    </style:style>
    <style:style style:name="T5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0" style:parent-style-name="Car.predefinitoparagrafo" style:family="text">
      <style:text-properties fo:font-size="12pt" style:font-size-asian="12pt" style:font-size-complex="12pt"/>
    </style:style>
    <style:style style:name="T61" style:parent-style-name="Car.predefinitoparagrafo" style:family="text">
      <style:text-properties fo:font-size="12pt" style:font-size-asian="12pt" style:font-size-complex="12pt"/>
    </style:style>
    <style:style style:name="T6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3" style:parent-style-name="Car.predefinitoparagrafo" style:family="text">
      <style:text-properties fo:font-size="12pt" style:font-size-asian="12pt" style:font-size-complex="12pt"/>
    </style:style>
    <style:style style:name="T64" style:parent-style-name="Car.predefinitoparagrafo" style:family="text">
      <style:text-properties fo:font-size="12pt" style:font-size-asian="12pt" style:font-size-complex="12pt"/>
    </style:style>
    <style:style style:name="T6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6" style:parent-style-name="Car.predefinitoparagrafo" style:family="text">
      <style:text-properties fo:font-size="12pt" style:font-size-asian="12pt" style:font-size-complex="12pt"/>
    </style:style>
    <style:style style:name="T67" style:parent-style-name="Car.predefinitoparagrafo" style:family="text">
      <style:text-properties fo:font-size="12pt" style:font-size-asian="12pt" style:font-size-complex="12pt"/>
    </style:style>
    <style:style style:name="T6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69" style:parent-style-name="Car.predefinitoparagrafo" style:family="text">
      <style:text-properties fo:font-size="12pt" style:font-size-asian="12pt" style:font-size-complex="12pt"/>
    </style:style>
    <style:style style:name="T70" style:parent-style-name="Car.predefinitoparagrafo" style:family="text">
      <style:text-properties fo:font-size="12pt" style:font-size-asian="12pt" style:font-size-complex="12pt"/>
    </style:style>
    <style:style style:name="T7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2" style:parent-style-name="Car.predefinitoparagrafo" style:family="text">
      <style:text-properties fo:font-size="12pt" style:font-size-asian="12pt" style:font-size-complex="12pt"/>
    </style:style>
    <style:style style:name="T73" style:parent-style-name="Car.predefinitoparagrafo" style:family="text">
      <style:text-properties fo:font-size="12pt" style:font-size-asian="12pt" style:font-size-complex="12pt"/>
    </style:style>
    <style:style style:name="T7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5" style:parent-style-name="Car.predefinitoparagrafo" style:family="text">
      <style:text-properties fo:font-size="12pt" style:font-size-asian="12pt" style:font-size-complex="12pt"/>
    </style:style>
    <style:style style:name="T76" style:parent-style-name="Car.predefinitoparagrafo" style:family="text">
      <style:text-properties fo:font-size="12pt" style:font-size-asian="12pt" style:font-size-complex="12pt"/>
    </style:style>
    <style:style style:name="T7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78" style:parent-style-name="Car.predefinitoparagrafo" style:family="text">
      <style:text-properties fo:font-size="12pt" style:font-size-asian="12pt" style:font-size-complex="12pt"/>
    </style:style>
    <style:style style:name="T79" style:parent-style-name="Car.predefinitoparagrafo" style:family="text">
      <style:text-properties fo:font-size="12pt" style:font-size-asian="12pt" style:font-size-complex="12pt"/>
    </style:style>
    <style:style style:name="T80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1" style:parent-style-name="Car.predefinitoparagrafo" style:family="text">
      <style:text-properties fo:font-size="12pt" style:font-size-asian="12pt" style:font-size-complex="12pt"/>
    </style:style>
    <style:style style:name="T82" style:parent-style-name="Car.predefinitoparagrafo" style:family="text">
      <style:text-properties fo:font-size="12pt" style:font-size-asian="12pt" style:font-size-complex="12pt"/>
    </style:style>
    <style:style style:name="T83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Car.predefinitoparagrafo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CSS</text:p>
      <text:h text:style-name="Titolo1" text:outline-level="1">SELETTORI</text:h>
      <text:p text:style-name="Normale"><text:span text:style-name="T2">*</text:span>:<text:s/><text:span text:style-name="T3">selezione universale, si applica a tutti gli elementi.<text:s/></text:span><text:span text:style-name="T4">Usato tipicamente nel css reset, ignora l’ereditarietà.</text:span><text:line-break/><text:span text:style-name="T5">p</text:span><text:span text:style-name="T6">:</text:span><text:span text:style-name="T7"><text:s/>seleziona tutti gli elementi p.</text:span><text:line-break/><text:span text:style-name="T8">.gray</text:span><text:span text:style-name="T9">: seleziona tutti gli elementi con classe “gray”.</text:span><text:line-break/><text:span text:style-name="T10">#second</text:span><text:span text:style-name="T11">: seleziona l’elemento con id “second”.<text:s/></text:span><text:span text:style-name="T12">Non è una pratica consigliata.</text:span><text:line-break/><text:span text:style-name="T13">div .red</text:span><text:span text:style-name="T14">: seleziona tutte gli elementi con classe “red” dentro una div.</text:span><text:line-break/><text:span text:style-name="T15">h1, h2</text:span><text:span text:style-name="T16">: selezione multipla, stile applicato a tutti gli h1 e h2.</text:span><text:line-break/><text:span text:style-name="T17">.gray.tall</text:span><text:span text:style-name="T18">: selezione di elementi con classi multiple, in questo caso elementi sia “gray” sia “tall”.</text:span><text:line-break/><text:span text:style-name="T19">div &gt; p</text:span>:<text:s/><text:span text:style-name="T20">selezione degli elementi p che hanno direttamente una div come nodo padre.</text:span></text:p>
      <text:h text:style-name="Titolo1" text:outline-level="1">COLORI</text:h>
      <text:p text:style-name="Normale"><text:span text:style-name="T21">blue</text:span><text:span text:style-name="T22">: alcuni colori si possono accedere semplicemente scrivendo il loro nome.</text:span><text:line-break/><text:span text:style-name="T23">rgb(255, 34, 21)</text:span><text:span text:style-name="T24">: dichiarazione di un colore tramite funzione rgb (red, green, blue).<text:s/></text:span><text:span text:style-name="T25">I valori dei parametri vanno da 0 a 255.</text:span><text:line-break/><text:span text:style-name="T26">rgba(255,34,21,0.8)</text:span><text:span text:style-name="T27">: funzione rgb con l’aggiunta del quarto parametro alfa di trasparenza.<text:s/></text:span><text:span text:style-name="T28">0 &lt;= a &lt;= 1, con 1 che è colore totalmente visibile, 0 completamente trasparente.</text:span><text:line-break/><text:span text:style-name="T29">#34c3ee</text:span><text:span text:style-name="T30">: colore dichiarato con il suo codice esadecimale.</text:span><text:span text:style-name="T31"><text:s/></text:span><text:span text:style-name="T32">Si possono specificare valori anche con 3 cifre esadecimali, in tal caso una cifra rappresenta una coppia identica, ad esempio #f4c = #ff44cc, oppure #ff0 = #ffff00.</text:span></text:p>
      <text:h text:style-name="Titolo1" text:outline-level="1">UNITA’</text:h>
      <text:p text:style-name="Normale"><text:span text:style-name="T33">px</text:span><text:span text:style-name="T34">: un semplice pixel, valore assoluto.<text:s/></text:span><text:span text:style-name="T35">Non usare con font-size, altrimenti l’utente non può scegliere.</text:span><text:line-break/><text:span text:style-name="T36">rem</text:span><text:span text:style-name="T37">: 1 rem è la grandezza di default del font impostata da browser, il riferimento è all’elemento root.<text:s/></text:span><text:span text:style-name="T38">Consigliato nella grandezza del font.</text:span><text:line-break/><text:span text:style-name="T39">em</text:span><text:span text:style-name="T40">: 1 em è la grandezza impostata nel nodo padre.<text:s/></text:span><text:span text:style-name="T41">Usare rem è preferibile nei font.</text:span><text:line-break/><text:span text:style-name="T42">ch</text:span><text:span text:style-name="T43">: un p con font-size di 40ch può contenere, prima di andare a capo, 40 caratteri.</text:span><text:line-break/><text:span text:style-name="T44">vh</text:span><text:span text:style-name="T45"><text:s/>e<text:s/></text:span><text:span text:style-name="T46">vw</text:span><text:span text:style-name="T47">: 1vh corrisponde all’1% dell’altezza dello schermo, 1vw l’1% della larghezza.</text:span></text:p>
      <text:h text:style-name="Titolo1" text:outline-level="1">BOX MODEL</text:h>
      <text:p text:style-name="Normale"><text:span text:style-name="T48">Ogni elemento è formato da:</text:span><text:s/><text:span text:style-name="T49">Content</text:span><text:span text:style-name="T50"><text:s/>–<text:s/></text:span><text:span text:style-name="T51">Padding</text:span><text:span text:style-name="T52"><text:s/>–<text:s/></text:span><text:span text:style-name="T53">Border</text:span><text:span text:style-name="T54"><text:s/>–<text:s/></text:span><text:span text:style-name="T55">Margin</text:span><text:span text:style-name="T56">.</text:span></text:p>
      <text:p text:style-name="Normale">È buona norma inserire un css reset prima di ogni altra regola css, perché alcuni elementi hanno un proprio margin o padding:</text:p>
      <text:p text:style-name="P57">* {<text:line-break/><text:s text:c="5"/>margin: 0;<text:line-break/><text:s text:c="5"/>padding: 0;<text:line-break/><text:s text:c="5"/>box-sizing: content-box;<text:line-break/>}</text:p>
      <text:h text:style-name="P58" text:outline-level="1">TIPOGRAFIA</text:h>
      <text:p text:style-name="Normale"><text:span text:style-name="T59">color</text:span><text:span text:style-name="T60">: setta il colore del testo.</text:span><text:span text:style-name="T61"><text:line-break/></text:span><text:span text:style-name="T62">font-size</text:span><text:span text:style-name="T63">: setta la grandezza del font, di default è 16px.</text:span><text:span text:style-name="T64"><text:line-break/></text:span><text:span text:style-name="T65">letter-spacing</text:span><text:span text:style-name="T66">: setta lo spazio tra le lettere del testo, es: letter-spacing: 0.1rem;</text:span><text:span text:style-name="T67"><text:line-break/></text:span><text:span text:style-name="T68">line-height</text:span><text:span text:style-name="T69">: il valore di default è 1.2, setta lo spazio tra le linee di testo.</text:span><text:span text:style-name="T70"><text:line-break/></text:span><text:soft-page-break/><text:span text:style-name="T71">text-align</text:span><text:span text:style-name="T72">: cambia l’allineamento del testo, a sinistra, giustificato, al centro ecc.</text:span><text:span text:style-name="T73"><text:line-break/></text:span><text:span text:style-name="T74">text-decoration</text:span><text:span text:style-name="T75">: rende il testo sottolineato, barrato ecc.</text:span><text:span text:style-name="T76"><text:line-break/></text:span><text:span text:style-name="T77">text-indent</text:span><text:span text:style-name="T78">: indenta il testo (la prima riga) di un certo spazio, es: text-indent: 3px;</text:span><text:span text:style-name="T79"><text:line-break/></text:span><text:span text:style-name="T80">text-transform</text:span><text:span text:style-name="T81">: rende il testo maiuscolo, minuscolo ecc.</text:span><text:span text:style-name="T82"><text:line-break/></text:span><text:span text:style-name="T83">word-spacing</text:span><text:span text:style-name="T84">: setta lo spazio tra le parole del testo, es: word-spacing: 1rem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 Tagliati</meta:initial-creator>
    <dc:creator>Michael Tagliati</dc:creator>
    <meta:creation-date>2022-10-17T10:59:00Z</meta:creation-date>
    <dc:date>2022-10-17T15:58:00Z</dc:date>
    <meta:template xlink:href="Normal.dotm" xlink:type="simple"/>
    <meta:editing-cycles>15</meta:editing-cycles>
    <meta:editing-duration>PT8940S</meta:editing-duration>
    <meta:document-statistic meta:page-count="2" meta:paragraph-count="5" meta:word-count="394" meta:character-count="2639" meta:row-count="18" meta:non-whitespace-character-count="2250"/>
  </office:meta>
</office:document-meta>
</file>